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04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2.539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2.673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089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506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ff0000" fo:font-size="16pt" style:font-size-asian="16pt" style:font-size-complex="16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0000"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Software Components</text:p>
          </draw:text-box>
        </draw:frame>
        <draw:custom-shape draw:style-name="gr1" draw:text-style-name="P4" draw:layer="layout" svg:width="3.536cm" svg:height="1.307cm" svg:x="4.244cm" svg:y="13.084cm">
          <text:p text:style-name="P3"><text:span text:style-name="T1"><text:s text:c="3"/></text:span><text:span text:style-name="T2">yangdump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717cm" svg:height="2.799cm" svg:x="14.326cm" svg:y="5.747cm">
          <text:p text:style-name="P3"><text:span text:style-name="T1"><text:s text:c="3"/></text:span><text:span text:style-name="T2">netconfd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113cm" svg:height="2.933cm" svg:x="8.211cm" svg:y="5.745cm">
          <text:p text:style-name="P3"><text:span text:style-name="T1"><text:s text:c="3"/></text:span><text:span text:style-name="T2">yangcli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3.601cm" svg:height="1.349cm" svg:x="4.208cm" svg:y="11.269cm">
          <text:p text:style-name="P3"><text:span text:style-name="T1"><text:s text:c="5"/></text:span><text:span text:style-name="T2">yangdi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196cm" svg:height="1.005cm" svg:x="8.679cm" svg:y="6.562cm">
          <text:p text:style-name="P5"><text:span text:style-name="T3">libmg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196cm" svg:height="1.005cm" svg:x="14.684cm" svg:y="6.96cm">
          <text:p text:style-name="P5"><text:span text:style-name="T3">liba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572cm" svg:height="1.72cm" svg:x="11.272cm" svg:y="10.503cm">
          <text:p text:style-name="P5"><text:span text:style-name="T4">libncx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72cm" svg:x="2.858cm" svg:y="5.78cm">
          <text:p text:style-name="P5"><text:span text:style-name="T4">libssh2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72cm" svg:x="14.129cm" svg:y="14.287cm">
          <text:p text:style-name="P5"><text:span text:style-name="T4">libc.s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72cm" svg:height="1.72cm" svg:x="8.652cm" svg:y="14.287cm">
          <text:p text:style-name="P5"><text:span text:style-name="T4">libxml2.s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72cm" svg:height="1.72cm" svg:x="18.973cm" svg:y="13.118cm">
          <text:p text:style-name="P5"><text:span text:style-name="T5">opensshd</text:span></text:p>
          <draw:enhanced-geometry svg:viewBox="0 0 21600 21600" draw:type="rectangle" draw:enhanced-path="M 0 0 L 21600 0 21600 21600 0 21600 0 0 Z N"/>
        </draw:custom-shape>
        <draw:line draw:style-name="gr9" draw:layer="layout" svg:x1="6.429cm" svg:y1="6.641cm" svg:x2="8.149cm" svg:y2="6.641cm">
          <text:p/>
        </draw:line>
        <draw:line draw:style-name="gr9" draw:layer="layout" svg:x1="12.674cm" svg:y1="10.424cm" svg:x2="9.975cm" svg:y2="8.731cm">
          <text:p/>
        </draw:line>
        <draw:line draw:style-name="gr9" draw:layer="layout" svg:x1="13.335cm" svg:y1="10.451cm" svg:x2="15.69cm" svg:y2="8.599cm">
          <text:p/>
        </draw:line>
        <draw:line draw:style-name="gr9" draw:layer="layout" svg:x1="11.245cm" svg:y1="11.191cm" svg:x2="7.906cm" svg:y2="12.049cm">
          <text:p/>
        </draw:line>
        <draw:line draw:style-name="gr9" draw:layer="layout" svg:x1="11.245cm" svg:y1="11.495cm" svg:x2="7.81cm" svg:y2="13.739cm">
          <text:p/>
        </draw:line>
        <draw:custom-shape draw:style-name="gr10" draw:text-style-name="P4" draw:layer="layout" svg:width="3.602cm" svg:height="1.766cm" svg:x="17.501cm" svg:y="9.975cm">
          <text:p text:style-name="P3"><text:span text:style-name="T1"><text:s text:c="3"/></text:span><text:span text:style-name="T2">netconf-subsystem</text:span></text:p>
          <draw:enhanced-geometry svg:viewBox="0 0 21600 21600" draw:type="mso-spt202" draw:enhanced-path="M 0 0 L 21600 0 21600 21600 0 21600 0 0 Z N"/>
        </draw:custom-shape>
        <draw:line draw:style-name="gr9" draw:layer="layout" svg:x1="15.77cm" svg:y1="14.221cm" svg:x2="18.561cm" svg:y2="11.76cm">
          <text:p/>
        </draw:line>
        <draw:line draw:style-name="gr9" draw:layer="layout" svg:x1="15.268cm" svg:y1="14.236cm" svg:x2="13.348cm" svg:y2="12.263cm">
          <text:p/>
        </draw:line>
        <draw:line draw:style-name="gr9" draw:layer="layout" svg:x1="10.187cm" svg:y1="14.26cm" svg:x2="12.33cm" svg:y2="12.236cm">
          <text:p/>
        </draw:line>
        <draw:custom-shape draw:style-name="gr5" draw:text-style-name="P5" draw:layer="layout" svg:width="2.196cm" svg:height="1.005cm" svg:x="8.692cm" svg:y="7.568cm">
          <text:p text:style-name="P5"><text:span text:style-name="T3">libtec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196cm" svg:height="1.048cm" svg:x="19.178cm" svg:y="5.929cm">
          <text:p text:style-name="P5"><text:span text:style-name="T3">libto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196cm" svg:height="1.048cm" svg:x="19.145cm" svg:y="7.363cm">
          <text:p text:style-name="P5"><text:span text:style-name="T3">lib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layer="layout" svg:x1="18.107cm" svg:y1="6.631cm" svg:x2="19.191cm" svg:y2="6.631cm">
          <text:p/>
        </draw:line>
        <draw:line draw:style-name="gr9" draw:layer="layout" svg:x1="18.107cm" svg:y1="7.842cm" svg:x2="19.191cm" svg:y2="7.842cm">
          <text:p/>
        </draw:line>
        <draw:frame draw:style-name="gr11" draw:layer="layout" svg:width="6.496cm" svg:height="1.187cm" svg:x="4.081cm" svg:y="4.369cm">
          <draw:text-box>
            <text:p>NETCONF client</text:p>
          </draw:text-box>
        </draw:frame>
        <draw:frame draw:style-name="gr11" draw:layer="layout" svg:width="6.683cm" svg:height="1.187cm" svg:x="14.697cm" svg:y="4.432cm">
          <draw:text-box>
            <text:p>NETCONF server</text:p>
          </draw:text-box>
        </draw:frame>
        <draw:custom-shape draw:style-name="gr12" draw:text-style-name="P5" draw:layer="layout" svg:width="0.351cm" svg:height="1.275cm" svg:x="19.477cm" svg:y="11.7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0.351cm" svg:height="1.275cm" svg:x="17.662cm" svg:y="8.641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layer="layout" svg:width="4.803cm" svg:height="1.187cm" svg:x="3.667cm" svg:y="9.982cm">
          <draw:text-box>
            <text:p>YANG tools</text:p>
          </draw:text-box>
        </draw:frame>
        <draw:frame draw:style-name="gr11" draw:layer="layout" svg:width="4.761cm" svg:height="1.187cm" svg:x="18.618cm" svg:y="14.86cm">
          <draw:text-box>
            <text:p>SSH2 server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text-style-name="P8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10-16T11:45:54</dc:date>
    <meta:print-date>2000-12-09T21:37:10</meta:print-date>
    <meta:editing-cycles>620</meta:editing-cycles>
    <meta:editing-duration>PT931H06M39S</meta:editing-duration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